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complex="ar" style:country-complex="EG"/>
    </style:style>
    <style:style style:name="T3" style:parent-style-name="DefaultParagraphFont" style:family="text">
      <style:text-properties style:language-complex="ar" style:country-complex="EG"/>
    </style:style>
    <style:style style:name="T4" style:parent-style-name="DefaultParagraphFont" style:family="text">
      <style:text-properties style:language-complex="ar" style:country-complex="EG"/>
    </style:style>
    <style:style style:name="T5" style:parent-style-name="DefaultParagraphFont" style:family="text">
      <style:text-properties style:language-complex="ar" style:country-complex="EG"/>
    </style:style>
    <style:style style:name="T6" style:parent-style-name="DefaultParagraphFont" style:family="text">
      <style:text-properties style:language-complex="ar" style:country-complex="EG"/>
    </style:style>
    <style:style style:name="T7" style:parent-style-name="DefaultParagraphFont" style:family="text">
      <style:text-properties style:language-complex="ar" style:country-complex="EG"/>
    </style:style>
    <style:style style:name="T8" style:parent-style-name="DefaultParagraphFont" style:family="text">
      <style:text-properties style:language-complex="ar" style:country-complex="EG"/>
    </style:style>
    <style:style style:name="T9" style:parent-style-name="DefaultParagraphFont" style:family="text">
      <style:text-properties style:language-complex="ar" style:country-complex="EG"/>
    </style:style>
    <style:style style:name="T10" style:parent-style-name="DefaultParagraphFont" style:family="text">
      <style:text-properties style:language-complex="ar" style:country-complex="EG"/>
    </style:style>
    <style:style style:name="T11" style:parent-style-name="DefaultParagraphFont" style:family="text">
      <style:text-properties style:language-complex="ar" style:country-complex="EG"/>
    </style:style>
    <style:style style:name="T12" style:parent-style-name="DefaultParagraphFont" style:family="text">
      <style:text-properties style:language-complex="ar" style:country-complex="EG"/>
    </style:style>
    <style:style style:name="T13" style:parent-style-name="DefaultParagraphFont" style:family="text">
      <style:text-properties style:language-complex="ar" style:country-complex="EG"/>
    </style:style>
    <style:style style:name="T14" style:parent-style-name="DefaultParagraphFont" style:family="text">
      <style:text-properties style:language-complex="ar" style:country-complex="EG"/>
    </style:style>
    <style:style style:name="T15" style:parent-style-name="DefaultParagraphFont" style:family="text">
      <style:text-properties style:language-complex="ar" style:country-complex="EG"/>
    </style:style>
    <style:style style:name="T16" style:parent-style-name="DefaultParagraphFont" style:family="text">
      <style:text-properties style:language-complex="ar" style:country-complex="EG"/>
    </style:style>
    <style:style style:name="T17" style:parent-style-name="DefaultParagraphFont" style:family="text">
      <style:text-properties style:language-complex="ar" style:country-complex="EG"/>
    </style:style>
    <style:style style:name="T18" style:parent-style-name="DefaultParagraphFont" style:family="text">
      <style:text-properties style:language-complex="ar" style:country-complex="EG"/>
    </style:style>
    <style:style style:name="T19" style:parent-style-name="DefaultParagraphFont" style:family="text">
      <style:text-properties style:language-complex="ar" style:country-complex="EG"/>
    </style:style>
    <style:style style:name="T20" style:parent-style-name="DefaultParagraphFont" style:family="text">
      <style:text-properties style:language-complex="ar" style:country-complex="EG"/>
    </style:style>
    <style:style style:name="T21" style:parent-style-name="DefaultParagraphFont" style:family="text">
      <style:text-properties style:language-complex="ar" style:country-complex="EG"/>
    </style:style>
    <style:style style:name="T22" style:parent-style-name="DefaultParagraphFont" style:family="text">
      <style:text-properties style:language-complex="ar" style:country-complex="EG"/>
    </style:style>
    <style:style style:name="T23" style:parent-style-name="DefaultParagraphFont" style:family="text">
      <style:text-properties style:language-complex="ar" style:country-complex="EG"/>
    </style:style>
    <style:style style:name="T24" style:parent-style-name="DefaultParagraphFont" style:family="text">
      <style:text-properties style:language-complex="ar" style:country-complex="EG"/>
    </style:style>
    <style:style style:name="T25" style:parent-style-name="DefaultParagraphFont" style:family="text">
      <style:text-properties style:language-complex="ar" style:country-complex="EG"/>
    </style:style>
    <style:style style:name="T26" style:parent-style-name="DefaultParagraphFont" style:family="text">
      <style:text-properties style:language-complex="ar" style:country-complex="EG"/>
    </style:style>
    <style:style style:name="T27" style:parent-style-name="DefaultParagraphFont" style:family="text">
      <style:text-properties style:language-complex="ar" style:country-complex="EG"/>
    </style:style>
    <style:style style:name="T28" style:parent-style-name="DefaultParagraphFont" style:family="text">
      <style:text-properties style:language-complex="ar" style:country-complex="EG"/>
    </style:style>
    <style:style style:name="T29" style:parent-style-name="DefaultParagraphFont" style:family="text">
      <style:text-properties style:language-complex="ar" style:country-complex="EG"/>
    </style:style>
    <style:style style:name="T30" style:parent-style-name="DefaultParagraphFont" style:family="text">
      <style:text-properties style:language-complex="ar" style:country-complex="EG"/>
    </style:style>
    <style:style style:name="T31" style:parent-style-name="DefaultParagraphFont" style:family="text">
      <style:text-properties style:language-complex="ar" style:country-complex="EG"/>
    </style:style>
    <style:style style:name="T32" style:parent-style-name="DefaultParagraphFont" style:family="text">
      <style:text-properties style:language-complex="ar" style:country-complex="EG"/>
    </style:style>
    <style:style style:name="T33" style:parent-style-name="DefaultParagraphFont" style:family="text">
      <style:text-properties style:language-complex="ar" style:country-complex="EG"/>
    </style:style>
    <style:style style:name="T34" style:parent-style-name="DefaultParagraphFont" style:family="text">
      <style:text-properties style:language-complex="ar" style:country-complex="EG"/>
    </style:style>
    <style:style style:name="T35" style:parent-style-name="DefaultParagraphFont" style:family="text">
      <style:text-properties style:language-complex="ar" style:country-complex="EG"/>
    </style:style>
    <style:style style:name="T36" style:parent-style-name="DefaultParagraphFont" style:family="text">
      <style:text-properties style:language-complex="ar" style:country-complex="EG"/>
    </style:style>
    <style:style style:name="T37" style:parent-style-name="DefaultParagraphFont" style:family="text">
      <style:text-properties style:language-complex="ar" style:country-complex="EG"/>
    </style:style>
    <style:style style:name="T38" style:parent-style-name="DefaultParagraphFont" style:family="text">
      <style:text-properties style:language-complex="ar" style:country-complex="EG"/>
    </style:style>
    <style:style style:name="T39" style:parent-style-name="DefaultParagraphFont" style:family="text">
      <style:text-properties style:language-complex="ar" style:country-complex="EG"/>
    </style:style>
    <style:style style:name="T40" style:parent-style-name="DefaultParagraphFont" style:family="text">
      <style:text-properties style:language-complex="ar" style:country-complex="EG"/>
    </style:style>
    <style:style style:name="T41" style:parent-style-name="DefaultParagraphFont" style:family="text">
      <style:text-properties style:language-complex="ar" style:country-complex="EG"/>
    </style:style>
    <style:style style:name="T42" style:parent-style-name="DefaultParagraphFont" style:family="text">
      <style:text-properties style:language-complex="ar" style:country-complex="EG"/>
    </style:style>
    <style:style style:name="T43" style:parent-style-name="DefaultParagraphFont" style:family="text">
      <style:text-properties style:language-complex="ar" style:country-complex="EG"/>
    </style:style>
    <style:style style:name="T44" style:parent-style-name="DefaultParagraphFont" style:family="text">
      <style:text-properties style:language-complex="ar" style:country-complex="EG"/>
    </style:style>
    <style:style style:name="T45" style:parent-style-name="DefaultParagraphFont" style:family="text">
      <style:text-properties style:language-complex="ar" style:country-complex="EG"/>
    </style:style>
    <style:style style:name="T46" style:parent-style-name="DefaultParagraphFont" style:family="text">
      <style:text-properties style:language-complex="ar" style:country-complex="EG"/>
    </style:style>
    <style:style style:name="T47" style:parent-style-name="DefaultParagraphFont" style:family="text">
      <style:text-properties style:language-complex="ar" style:country-complex="EG"/>
    </style:style>
    <style:style style:name="T48" style:parent-style-name="DefaultParagraphFont" style:family="text">
      <style:text-properties style:language-complex="ar" style:country-complex="EG"/>
    </style:style>
    <style:style style:name="T49" style:parent-style-name="DefaultParagraphFont" style:family="text">
      <style:text-properties style:language-complex="ar" style:country-complex="EG"/>
    </style:style>
    <style:style style:name="T50" style:parent-style-name="DefaultParagraphFont" style:family="text">
      <style:text-properties style:language-complex="ar" style:country-complex="EG"/>
    </style:style>
    <style:style style:name="T51" style:parent-style-name="DefaultParagraphFont" style:family="text">
      <style:text-properties style:language-complex="ar" style:country-complex="EG"/>
    </style:style>
    <style:style style:name="T52" style:parent-style-name="DefaultParagraphFont" style:family="text">
      <style:text-properties style:language-complex="ar" style:country-complex="EG"/>
    </style:style>
    <style:style style:name="T53" style:parent-style-name="DefaultParagraphFont" style:family="text">
      <style:text-properties style:language-complex="ar" style:country-complex="EG"/>
    </style:style>
    <style:style style:name="T54" style:parent-style-name="DefaultParagraphFont" style:family="text">
      <style:text-properties style:language-complex="ar" style:country-complex="EG"/>
    </style:style>
    <style:style style:name="T55" style:parent-style-name="DefaultParagraphFont" style:family="text">
      <style:text-properties style:language-complex="ar" style:country-complex="EG"/>
    </style:style>
    <style:style style:name="T56" style:parent-style-name="DefaultParagraphFont" style:family="text">
      <style:text-properties style:language-complex="ar" style:country-complex="EG"/>
    </style:style>
    <style:style style:name="T57" style:parent-style-name="DefaultParagraphFont" style:family="text">
      <style:text-properties style:language-complex="ar" style:country-complex="EG"/>
    </style:style>
    <style:style style:name="T58" style:parent-style-name="DefaultParagraphFont" style:family="text">
      <style:text-properties style:language-complex="ar" style:country-complex="EG"/>
    </style:style>
    <style:style style:name="T59" style:parent-style-name="DefaultParagraphFont" style:family="text">
      <style:text-properties style:language-complex="ar" style:country-complex="EG"/>
    </style:style>
    <style:style style:name="T60" style:parent-style-name="DefaultParagraphFont" style:family="text">
      <style:text-properties style:language-complex="ar" style:country-complex="EG"/>
    </style:style>
    <style:style style:name="T61" style:parent-style-name="DefaultParagraphFont" style:family="text">
      <style:text-properties style:language-complex="ar" style:country-complex="EG"/>
    </style:style>
    <style:style style:name="T62" style:parent-style-name="DefaultParagraphFont" style:family="text">
      <style:text-properties style:language-complex="ar" style:country-complex="EG"/>
    </style:style>
    <style:style style:name="T63" style:parent-style-name="DefaultParagraphFont" style:family="text">
      <style:text-properties style:language-complex="ar" style:country-complex="EG"/>
    </style:style>
    <style:style style:name="T64" style:parent-style-name="DefaultParagraphFont" style:family="text">
      <style:text-properties style:language-complex="ar" style:country-complex="EG"/>
    </style:style>
    <style:style style:name="T65" style:parent-style-name="DefaultParagraphFont" style:family="text">
      <style:text-properties style:language-complex="ar" style:country-complex="EG"/>
    </style:style>
    <style:style style:name="T66" style:parent-style-name="DefaultParagraphFont" style:family="text">
      <style:text-properties style:language-complex="ar" style:country-complex="EG"/>
    </style:style>
    <style:style style:name="T67" style:parent-style-name="DefaultParagraphFont" style:family="text">
      <style:text-properties style:language-complex="ar" style:country-complex="EG"/>
    </style:style>
    <style:style style:name="T68" style:parent-style-name="DefaultParagraphFont" style:family="text">
      <style:text-properties style:language-complex="ar" style:country-complex="EG"/>
    </style:style>
    <style:style style:name="T69" style:parent-style-name="DefaultParagraphFont" style:family="text">
      <style:text-properties style:language-complex="ar" style:country-complex="EG"/>
    </style:style>
    <style:style style:name="T70" style:parent-style-name="DefaultParagraphFont" style:family="text">
      <style:text-properties style:language-complex="ar" style:country-complex="EG"/>
    </style:style>
    <style:style style:name="T71" style:parent-style-name="DefaultParagraphFont" style:family="text">
      <style:text-properties style:language-complex="ar" style:country-complex="EG"/>
    </style:style>
    <style:style style:name="T72" style:parent-style-name="DefaultParagraphFont" style:family="text">
      <style:text-properties style:language-complex="ar" style:country-complex="EG"/>
    </style:style>
    <style:style style:name="T73" style:parent-style-name="DefaultParagraphFont" style:family="text">
      <style:text-properties style:language-complex="ar" style:country-complex="EG"/>
    </style:style>
    <style:style style:name="T74" style:parent-style-name="DefaultParagraphFont" style:family="text">
      <style:text-properties style:language-complex="ar" style:country-complex="EG"/>
    </style:style>
    <style:style style:name="T75" style:parent-style-name="DefaultParagraphFont" style:family="text">
      <style:text-properties style:language-complex="ar" style:country-complex="EG"/>
    </style:style>
    <style:style style:name="T76" style:parent-style-name="DefaultParagraphFont" style:family="text">
      <style:text-properties style:language-complex="ar" style:country-complex="EG"/>
    </style:style>
    <style:style style:name="T77" style:parent-style-name="DefaultParagraphFont" style:family="text">
      <style:text-properties style:language-complex="ar" style:country-complex="EG"/>
    </style:style>
    <style:style style:name="T78" style:parent-style-name="DefaultParagraphFont" style:family="text">
      <style:text-properties style:language-complex="ar" style:country-complex="EG"/>
    </style:style>
    <style:style style:name="T79" style:parent-style-name="DefaultParagraphFont" style:family="text">
      <style:text-properties style:language-complex="ar" style:country-complex="EG"/>
    </style:style>
    <style:style style:name="T80" style:parent-style-name="DefaultParagraphFont" style:family="text">
      <style:text-properties style:language-complex="ar" style:country-complex="EG"/>
    </style:style>
    <style:style style:name="T81" style:parent-style-name="DefaultParagraphFont" style:family="text">
      <style:text-properties style:language-complex="ar" style:country-complex="EG"/>
    </style:style>
    <style:style style:name="T82" style:parent-style-name="DefaultParagraphFont" style:family="text">
      <style:text-properties style:language-complex="ar" style:country-complex="EG"/>
    </style:style>
    <style:style style:name="T83" style:parent-style-name="DefaultParagraphFont" style:family="text">
      <style:text-properties style:language-complex="ar" style:country-complex="EG"/>
    </style:style>
    <style:style style:name="T84" style:parent-style-name="DefaultParagraphFont" style:family="text">
      <style:text-properties style:language-complex="ar" style:country-complex="EG"/>
    </style:style>
    <style:style style:name="T85" style:parent-style-name="DefaultParagraphFont" style:family="text">
      <style:text-properties style:language-complex="ar" style:country-complex="EG"/>
    </style:style>
    <style:style style:name="T86" style:parent-style-name="DefaultParagraphFont" style:family="text">
      <style:text-properties style:language-complex="ar" style:country-complex="EG"/>
    </style:style>
    <style:style style:name="T87" style:parent-style-name="DefaultParagraphFont" style:family="text">
      <style:text-properties style:language-complex="ar" style:country-complex="EG"/>
    </style:style>
    <style:style style:name="T88" style:parent-style-name="DefaultParagraphFont" style:family="text">
      <style:text-properties style:language-complex="ar" style:country-complex="EG"/>
    </style:style>
    <style:style style:name="T89" style:parent-style-name="DefaultParagraphFont" style:family="text">
      <style:text-properties style:language-complex="ar" style:country-complex="EG"/>
    </style:style>
    <style:style style:name="T90" style:parent-style-name="DefaultParagraphFont" style:family="text">
      <style:text-properties style:language-complex="ar" style:country-complex="EG"/>
    </style:style>
    <style:style style:name="T91" style:parent-style-name="DefaultParagraphFont" style:family="text">
      <style:text-properties style:language-complex="ar" style:country-complex="EG"/>
    </style:style>
    <style:style style:name="T92" style:parent-style-name="DefaultParagraphFont" style:family="text">
      <style:text-properties style:language-complex="ar" style:country-complex="EG"/>
    </style:style>
    <style:style style:name="T93" style:parent-style-name="DefaultParagraphFont" style:family="text">
      <style:text-properties style:language-complex="ar" style:country-complex="EG"/>
    </style:style>
    <style:style style:name="T94" style:parent-style-name="DefaultParagraphFont" style:family="text">
      <style:text-properties style:language-complex="ar" style:country-complex="EG"/>
    </style:style>
    <style:style style:name="T95" style:parent-style-name="DefaultParagraphFont" style:family="text">
      <style:text-properties style:language-complex="ar" style:country-complex="EG"/>
    </style:style>
    <style:style style:name="T96" style:parent-style-name="DefaultParagraphFont" style:family="text">
      <style:text-properties style:language-complex="ar" style:country-complex="EG"/>
    </style:style>
    <style:style style:name="T97" style:parent-style-name="DefaultParagraphFont" style:family="text">
      <style:text-properties style:language-complex="ar" style:country-complex="EG"/>
    </style:style>
    <style:style style:name="T98" style:parent-style-name="DefaultParagraphFont" style:family="text">
      <style:text-properties style:language-complex="ar" style:country-complex="EG"/>
    </style:style>
    <style:style style:name="T99" style:parent-style-name="DefaultParagraphFont" style:family="text">
      <style:text-properties style:language-complex="ar" style:country-complex="EG"/>
    </style:style>
    <style:style style:name="T100" style:parent-style-name="DefaultParagraphFont" style:family="text">
      <style:text-properties style:language-complex="ar" style:country-complex="EG"/>
    </style:style>
    <style:style style:name="T101" style:parent-style-name="DefaultParagraphFont" style:family="text">
      <style:text-properties style:language-complex="ar" style:country-complex="EG"/>
    </style:style>
    <style:style style:name="T102" style:parent-style-name="DefaultParagraphFont" style:family="text">
      <style:text-properties style:language-complex="ar" style:country-complex="EG"/>
    </style:style>
    <style:style style:name="T103" style:parent-style-name="DefaultParagraphFont" style:family="text">
      <style:text-properties style:language-complex="ar" style:country-complex="EG"/>
    </style:style>
    <style:style style:name="T104" style:parent-style-name="DefaultParagraphFont" style:family="text">
      <style:text-properties style:language-complex="ar" style:country-complex="EG"/>
    </style:style>
    <style:style style:name="T105" style:parent-style-name="DefaultParagraphFont" style:family="text">
      <style:text-properties style:language-complex="ar" style:country-complex="EG"/>
    </style:style>
    <style:style style:name="T106" style:parent-style-name="DefaultParagraphFont" style:family="text">
      <style:text-properties style:language-complex="ar" style:country-complex="EG"/>
    </style:style>
    <style:style style:name="T107" style:parent-style-name="DefaultParagraphFont" style:family="text">
      <style:text-properties style:language-complex="ar" style:country-complex="EG"/>
    </style:style>
    <style:style style:name="T108" style:parent-style-name="DefaultParagraphFont" style:family="text">
      <style:text-properties style:language-complex="ar" style:country-complex="EG"/>
    </style:style>
    <style:style style:name="T109" style:parent-style-name="DefaultParagraphFont" style:family="text">
      <style:text-properties style:language-complex="ar" style:country-complex="EG"/>
    </style:style>
    <style:style style:name="T110" style:parent-style-name="DefaultParagraphFont" style:family="text">
      <style:text-properties style:language-complex="ar" style:country-complex="EG"/>
    </style:style>
    <style:style style:name="T111" style:parent-style-name="DefaultParagraphFont" style:family="text">
      <style:text-properties style:language-complex="ar" style:country-complex="EG"/>
    </style:style>
    <style:style style:name="T112" style:parent-style-name="DefaultParagraphFont" style:family="text">
      <style:text-properties style:language-complex="ar" style:country-complex="EG"/>
    </style:style>
    <style:style style:name="T113" style:parent-style-name="DefaultParagraphFont" style:family="text">
      <style:text-properties style:language-complex="ar" style:country-complex="EG"/>
    </style:style>
    <style:style style:name="T114" style:parent-style-name="DefaultParagraphFont" style:family="text">
      <style:text-properties style:language-complex="ar" style:country-complex="EG"/>
    </style:style>
    <style:style style:name="T115" style:parent-style-name="DefaultParagraphFont" style:family="text">
      <style:text-properties style:language-complex="ar" style:country-complex="EG"/>
    </style:style>
    <style:style style:name="T116" style:parent-style-name="DefaultParagraphFont" style:family="text">
      <style:text-properties style:language-complex="ar" style:country-complex="EG"/>
    </style:style>
    <style:style style:name="T117" style:parent-style-name="DefaultParagraphFont" style:family="text">
      <style:text-properties style:language-complex="ar" style:country-complex="EG"/>
    </style:style>
    <style:style style:name="T118" style:parent-style-name="DefaultParagraphFont" style:family="text">
      <style:text-properties style:language-complex="ar" style:country-complex="EG"/>
    </style:style>
    <style:style style:name="T119" style:parent-style-name="DefaultParagraphFont" style:family="text">
      <style:text-properties style:language-complex="ar" style:country-complex="EG"/>
    </style:style>
    <style:style style:name="T120" style:parent-style-name="DefaultParagraphFont" style:family="text">
      <style:text-properties style:language-complex="ar" style:country-complex="EG"/>
    </style:style>
    <style:style style:name="T121" style:parent-style-name="DefaultParagraphFont" style:family="text">
      <style:text-properties style:language-complex="ar" style:country-complex="EG"/>
    </style:style>
    <style:style style:name="T122" style:parent-style-name="DefaultParagraphFont" style:family="text">
      <style:text-properties style:language-complex="ar" style:country-complex="EG"/>
    </style:style>
    <style:style style:name="T123" style:parent-style-name="DefaultParagraphFont" style:family="text">
      <style:text-properties style:language-complex="ar" style:country-complex="EG"/>
    </style:style>
    <style:style style:name="T124" style:parent-style-name="DefaultParagraphFont" style:family="text">
      <style:text-properties style:language-complex="ar" style:country-complex="EG"/>
    </style:style>
    <style:style style:name="T125" style:parent-style-name="DefaultParagraphFont" style:family="text">
      <style:text-properties style:language-complex="ar" style:country-complex="EG"/>
    </style:style>
    <style:style style:name="T126" style:parent-style-name="DefaultParagraphFont" style:family="text">
      <style:text-properties style:language-complex="ar" style:country-complex="EG"/>
    </style:style>
    <style:style style:name="T127" style:parent-style-name="DefaultParagraphFont" style:family="text">
      <style:text-properties style:language-complex="ar" style:country-complex="EG"/>
    </style:style>
    <style:style style:name="T128" style:parent-style-name="DefaultParagraphFont" style:family="text">
      <style:text-properties style:language-complex="ar" style:country-complex="EG"/>
    </style:style>
    <style:style style:name="T129" style:parent-style-name="DefaultParagraphFont" style:family="text">
      <style:text-properties style:language-complex="ar" style:country-complex="EG"/>
    </style:style>
    <style:style style:name="T130" style:parent-style-name="DefaultParagraphFont" style:family="text">
      <style:text-properties style:language-complex="ar" style:country-complex="EG"/>
    </style:style>
    <style:style style:name="T131" style:parent-style-name="DefaultParagraphFont" style:family="text">
      <style:text-properties style:language-complex="ar" style:country-complex="EG"/>
    </style:style>
    <style:style style:name="T132" style:parent-style-name="DefaultParagraphFont" style:family="text">
      <style:text-properties style:language-complex="ar" style:country-complex="EG"/>
    </style:style>
    <style:style style:name="T133" style:parent-style-name="DefaultParagraphFont" style:family="text">
      <style:text-properties style:language-complex="ar" style:country-complex="EG"/>
    </style:style>
    <style:style style:name="T134" style:parent-style-name="DefaultParagraphFont" style:family="text">
      <style:text-properties style:language-complex="ar" style:country-complex="EG"/>
    </style:style>
    <style:style style:name="T135" style:parent-style-name="DefaultParagraphFont" style:family="text">
      <style:text-properties style:language-complex="ar" style:country-complex="EG"/>
    </style:style>
    <style:style style:name="T136" style:parent-style-name="DefaultParagraphFont" style:family="text">
      <style:text-properties style:language-complex="ar" style:country-complex="EG"/>
    </style:style>
    <style:style style:name="T137" style:parent-style-name="DefaultParagraphFont" style:family="text">
      <style:text-properties style:language-complex="ar" style:country-complex="EG"/>
    </style:style>
    <style:style style:name="T138" style:parent-style-name="DefaultParagraphFont" style:family="text">
      <style:text-properties style:language-complex="ar" style:country-complex="EG"/>
    </style:style>
    <style:style style:name="T139" style:parent-style-name="DefaultParagraphFont" style:family="text">
      <style:text-properties style:language-complex="ar" style:country-complex="EG"/>
    </style:style>
    <style:style style:name="T140" style:parent-style-name="DefaultParagraphFont" style:family="text">
      <style:text-properties style:language-complex="ar" style:country-complex="EG"/>
    </style:style>
    <style:style style:name="T141" style:parent-style-name="DefaultParagraphFont" style:family="text">
      <style:text-properties style:language-complex="ar" style:country-complex="EG"/>
    </style:style>
    <style:style style:name="T142" style:parent-style-name="DefaultParagraphFont" style:family="text">
      <style:text-properties style:language-complex="ar" style:country-complex="EG"/>
    </style:style>
    <style:style style:name="T143" style:parent-style-name="DefaultParagraphFont" style:family="text">
      <style:text-properties style:language-complex="ar" style:country-complex="EG"/>
    </style:style>
    <style:style style:name="T144" style:parent-style-name="DefaultParagraphFont" style:family="text">
      <style:text-properties style:language-complex="ar" style:country-complex="EG"/>
    </style:style>
    <style:style style:name="T145" style:parent-style-name="DefaultParagraphFont" style:family="text">
      <style:text-properties style:language-complex="ar" style:country-complex="EG"/>
    </style:style>
    <style:style style:name="T146" style:parent-style-name="DefaultParagraphFont" style:family="text">
      <style:text-properties style:language-complex="ar" style:country-complex="EG"/>
    </style:style>
    <style:style style:name="T147" style:parent-style-name="DefaultParagraphFont" style:family="text">
      <style:text-properties style:language-complex="ar" style:country-complex="EG"/>
    </style:style>
    <style:style style:name="T148" style:parent-style-name="DefaultParagraphFont" style:family="text">
      <style:text-properties style:language-complex="ar" style:country-complex="EG"/>
    </style:style>
    <style:style style:name="T149" style:parent-style-name="DefaultParagraphFont" style:family="text">
      <style:text-properties style:language-complex="ar" style:country-complex="EG"/>
    </style:style>
    <style:style style:name="T150" style:parent-style-name="DefaultParagraphFont" style:family="text">
      <style:text-properties style:language-complex="ar" style:country-complex="EG"/>
    </style:style>
    <style:style style:name="T151" style:parent-style-name="DefaultParagraphFont" style:family="text">
      <style:text-properties style:language-complex="ar" style:country-complex="EG"/>
    </style:style>
    <style:style style:name="T152" style:parent-style-name="DefaultParagraphFont" style:family="text">
      <style:text-properties style:language-complex="ar" style:country-complex="EG"/>
    </style:style>
    <style:style style:name="T153" style:parent-style-name="DefaultParagraphFont" style:family="text">
      <style:text-properties style:language-complex="ar" style:country-complex="EG"/>
    </style:style>
    <style:style style:name="T154" style:parent-style-name="DefaultParagraphFont" style:family="text">
      <style:text-properties style:language-complex="ar" style:country-complex="EG"/>
    </style:style>
    <style:style style:name="T155" style:parent-style-name="DefaultParagraphFont" style:family="text">
      <style:text-properties style:language-complex="ar" style:country-complex="EG"/>
    </style:style>
    <style:style style:name="T156" style:parent-style-name="DefaultParagraphFont" style:family="text">
      <style:text-properties style:language-complex="ar" style:country-complex="EG"/>
    </style:style>
    <style:style style:name="T157" style:parent-style-name="DefaultParagraphFont" style:family="text">
      <style:text-properties style:language-complex="ar" style:country-complex="EG"/>
    </style:style>
    <style:style style:name="T158" style:parent-style-name="DefaultParagraphFont" style:family="text">
      <style:text-properties style:language-complex="ar" style:country-complex="EG"/>
    </style:style>
    <style:style style:name="T159" style:parent-style-name="DefaultParagraphFont" style:family="text">
      <style:text-properties style:language-complex="ar" style:country-complex="EG"/>
    </style:style>
    <style:style style:name="T160" style:parent-style-name="DefaultParagraphFont" style:family="text">
      <style:text-properties style:language-complex="ar" style:country-complex="EG"/>
    </style:style>
    <style:style style:name="T161" style:parent-style-name="DefaultParagraphFont" style:family="text">
      <style:text-properties style:language-complex="ar" style:country-complex="EG"/>
    </style:style>
    <style:style style:name="T162" style:parent-style-name="DefaultParagraphFont" style:family="text">
      <style:text-properties style:language-complex="ar" style:country-complex="EG"/>
    </style:style>
    <style:style style:name="T163" style:parent-style-name="DefaultParagraphFont" style:family="text">
      <style:text-properties style:language-complex="ar" style:country-complex="EG"/>
    </style:style>
    <style:style style:name="T164" style:parent-style-name="DefaultParagraphFont" style:family="text">
      <style:text-properties style:language-complex="ar" style:country-complex="EG"/>
    </style:style>
    <style:style style:name="T165" style:parent-style-name="DefaultParagraphFont" style:family="text">
      <style:text-properties style:language-complex="ar" style:country-complex="EG"/>
    </style:style>
    <style:style style:name="T166" style:parent-style-name="DefaultParagraphFont" style:family="text">
      <style:text-properties style:language-complex="ar" style:country-complex="EG"/>
    </style:style>
    <style:style style:name="T167" style:parent-style-name="DefaultParagraphFont" style:family="text">
      <style:text-properties style:language-complex="ar" style:country-complex="EG"/>
    </style:style>
  </office:automatic-styles>
  <office:body>
    <office:text text:use-soft-page-breaks="true">
      <text:p text:style-name="P1"><text:span text:style-name="T2">#</text:span><text:span text:style-name="T3">include &lt;iostream</text:span><text:span text:style-name="T4">&gt;</text:span></text:p>
      <text:p text:style-name="Normal">#<text:span text:style-name="T5">include &lt;vector</text:span>&gt;</text:p>
      <text:p text:style-name="Normal"/>
      <text:p text:style-name="Normal"><text:span text:style-name="T6">U</text:span><text:span text:style-name="T7">sing namespace std</text:span>;</text:p>
      <text:p text:style-name="Normal"/>
      <text:p text:style-name="Normal">//<text:s/><text:span text:style-name="T8">Function to fill the matrix</text:span></text:p>
      <text:p text:style-name="Normal"><text:span text:style-name="T9">V</text:span><text:span text:style-name="T10">oid fillMatrix(vector&lt;vector&lt;int&gt;&gt;&amp; matrix)</text:span><text:s/>{</text:p>
      <text:p text:style-name="Normal"><text:s text:c="4"/><text:span text:style-name="T11">I</text:span><text:span text:style-name="T12">nt rows = matrix.size</text:span>();</text:p>
      <text:p text:style-name="Normal"><text:s text:c="4"/><text:span text:style-name="T13">I</text:span><text:span text:style-name="T14">nt cols = matrix[0].size</text:span>();</text:p>
      <text:p text:style-name="Normal"><text:s text:c="4"/></text:p>
      <text:p text:style-name="Normal"><text:s text:c="4"/><text:span text:style-name="T15">F</text:span><text:span text:style-name="T16">or(int<text:s/></text:span><text:span text:style-name="T17">I</text:span><text:span text:style-name="T18"><text:s/>= 0;<text:s/></text:span><text:span text:style-name="T19">I</text:span><text:span text:style-name="T20"><text:s/>&lt; rows; i++)</text:span><text:s/>{</text:p>
      <text:p text:style-name="Normal"><text:s text:c="8"/><text:span text:style-name="T21">F</text:span><text:span text:style-name="T22">or(int j = 0; j &lt; cols; j++)</text:span><text:s/>{</text:p>
      <text:p text:style-name="Normal"><text:s text:c="12"/><text:span text:style-name="T23">C</text:span><text:span text:style-name="T24">out &lt;&lt; "Enter the element at (" &lt;&lt;<text:s/></text:span><text:span text:style-name="T25">I</text:span><text:span text:style-name="T26"><text:s/>&lt;&lt; ", " &lt;&lt; j &lt;&lt; ")</text:span>: ";</text:p>
      <text:p text:style-name="Normal"><text:s text:c="12"/><text:span text:style-name="T27">C</text:span><text:span text:style-name="T28">in &gt;&gt; matrix[i][j]</text:span>;</text:p>
      <text:p text:style-name="Normal"><text:s text:c="8"/>}</text:p>
      <text:p text:style-name="Normal"><text:s text:c="4"/>}</text:p>
      <text:p text:style-name="Normal">}</text:p>
      <text:p text:style-name="Normal"/>
      <text:p text:style-name="Normal">//<text:s/><text:span text:style-name="T29">Function to print the matrix</text:span></text:p>
      <text:p text:style-name="Normal"><text:span text:style-name="T30">V</text:span><text:span text:style-name="T31">oid printMatrix(vector&lt;vector&lt;int&gt;&gt;&amp; matrix)</text:span><text:s/>{</text:p>
      <text:p text:style-name="Normal"><text:s text:c="4"/><text:span text:style-name="T32">I</text:span><text:span text:style-name="T33">nt rows = matrix.size</text:span>();</text:p>
      <text:p text:style-name="Normal"><text:s text:c="4"/><text:span text:style-name="T34">I</text:span><text:span text:style-name="T35">nt cols = matrix[0].size</text:span>();</text:p>
      <text:p text:style-name="Normal"><text:s text:c="4"/></text:p>
      <text:p text:style-name="Normal"><text:s text:c="4"/><text:span text:style-name="T36">C</text:span><text:span text:style-name="T37">out &lt;&lt; "Matrix:" &lt;&lt; endl</text:span>;</text:p>
      <text:p text:style-name="Normal"><text:s text:c="4"/><text:span text:style-name="T38">F</text:span><text:span text:style-name="T39">or(int<text:s/></text:span><text:span text:style-name="T40">I</text:span><text:span text:style-name="T41"><text:s/>= 0;<text:s/></text:span><text:span text:style-name="T42">I</text:span><text:span text:style-name="T43"><text:s/>&lt; rows; i++)</text:span><text:s/>{</text:p>
      <text:p text:style-name="Normal"><text:s text:c="8"/><text:span text:style-name="T44">F</text:span><text:span text:style-name="T45">or(int j = 0; j &lt; cols; j++)</text:span><text:s/>{</text:p>
      <text:p text:style-name="Normal"><text:s text:c="12"/><text:span text:style-name="T46">C</text:span><text:span text:style-name="T47">out &lt;&lt; matrix[i][j] &lt;&lt; "\t</text:span>";</text:p>
      <text:p text:style-name="Normal"><text:s text:c="8"/>}</text:p>
      <text:p text:style-name="Normal"><text:s text:c="8"/><text:span text:style-name="T48">C</text:span><text:span text:style-name="T49">out &lt;&lt; endl</text:span>;</text:p>
      <text:p text:style-name="Normal"><text:s text:c="4"/>}</text:p>
      <text:p text:style-name="Normal">}</text:p>
      <text:p text:style-name="Normal"/>
      <text:p text:style-name="Normal">//<text:s/><text:span text:style-name="T50">Function to add two matrices</text:span></text:p>
      <text:p text:style-name="Normal"><text:span text:style-name="T51">V</text:span><text:span text:style-name="T52">ector&lt;vector&lt;int&gt;&gt; addMatrices(vector&lt;vector&lt;int&gt;&gt;&amp; matrix1, vector&lt;vector&lt;int&gt;&gt;&amp; matrix2)</text:span><text:s/>{</text:p>
      <text:p text:style-name="Normal"><text:s text:c="4"/><text:span text:style-name="T53">I</text:span><text:span text:style-name="T54">nt rows = matrix1.size</text:span>();</text:p>
      <text:p text:style-name="Normal"><text:s text:c="4"/><text:span text:style-name="T55">I</text:span><text:span text:style-name="T56">nt cols = matrix1[0].size</text:span>();</text:p>
      <text:p text:style-name="Normal"><text:s text:c="4"/></text:p>
      <text:p text:style-name="Normal"><text:s text:c="4"/><text:span text:style-name="T57">V</text:span><text:span text:style-name="T58">ector&lt;vector&lt;int&gt;&gt; result(rows, vector&lt;int&gt;(cols))</text:span>;</text:p>
      <text:p text:style-name="Normal"><text:s text:c="4"/></text:p>
      <text:p text:style-name="Normal"><text:s text:c="4"/><text:span text:style-name="T59">F</text:span><text:span text:style-name="T60">or(int<text:s/></text:span><text:span text:style-name="T61">I</text:span><text:span text:style-name="T62"><text:s/>= 0;<text:s/></text:span><text:span text:style-name="T63">I</text:span><text:span text:style-name="T64"><text:s/>&lt; rows; i++)</text:span><text:s/>{</text:p>
      <text:p text:style-name="Normal"><text:s text:c="8"/><text:span text:style-name="T65">F</text:span><text:span text:style-name="T66">or(int j = 0; j &lt; cols; j++)</text:span><text:s/>{</text:p>
      <text:p text:style-name="Normal"><text:s text:c="12"/><text:span text:style-name="T67">R</text:span><text:span text:style-name="T68">esult[i][j] = matrix1[i][j] + matrix2[</text:span><text:span text:style-name="T69">I</text:span><text:span text:style-name="T70">][j]</text:span>;</text:p>
      <text:p text:style-name="Normal"><text:s text:c="8"/>}</text:p>
      <text:p text:style-name="Normal"><text:s text:c="4"/>}</text:p>
      <text:p text:style-name="Normal"><text:s text:c="4"/></text:p>
      <text:p text:style-name="Normal"><text:s text:c="4"/><text:span text:style-name="T71">R</text:span><text:span text:style-name="T72">eturn result</text:span>;</text:p>
      <text:p text:style-name="Normal">}</text:p>
      <text:p text:style-name="Normal"/>
      <text:p text:style-name="Normal">//<text:s/><text:span text:style-name="T73">Function to subtract two matrices</text:span></text:p>
      <text:p text:style-name="Normal"><text:span text:style-name="T74">V</text:span><text:span text:style-name="T75">ector&lt;vector&lt;int&gt;&gt; subtractMatrices(vector&lt;vector&lt;int&gt;&gt;&amp; matrix1, vector&lt;vector&lt;int&gt;&gt;&amp; matrix2)</text:span><text:s/>{</text:p>
      <text:p text:style-name="Normal"><text:s text:c="4"/><text:span text:style-name="T76">I</text:span><text:span text:style-name="T77">nt rows = matrix1.size</text:span>();</text:p>
      <text:p text:style-name="Normal"><text:s text:c="4"/><text:span text:style-name="T78">I</text:span><text:span text:style-name="T79">nt cols = matrix1[0].size</text:span>();</text:p>
      <text:p text:style-name="Normal"><text:s text:c="4"/></text:p>
      <text:p text:style-name="Normal"><text:s text:c="4"/><text:span text:style-name="T80">V</text:span><text:span text:style-name="T81">ector&lt;vector&lt;int&gt;&gt; result(rows, vector&lt;int&gt;(cols))</text:span>;</text:p>
      <text:p text:style-name="Normal"><text:s text:c="4"/></text:p>
      <text:p text:style-name="Normal"><text:s text:c="4"/><text:span text:style-name="T82">F</text:span><text:span text:style-name="T83">or(int<text:s/></text:span><text:span text:style-name="T84">I</text:span><text:span text:style-name="T85"><text:s/>= 0;<text:s/></text:span><text:span text:style-name="T86">I</text:span><text:span text:style-name="T87"><text:s/>&lt; rows; i++)</text:span><text:s/>{</text:p>
      <text:p text:style-name="Normal"><text:s text:c="8"/><text:span text:style-name="T88">F</text:span><text:span text:style-name="T89">or(int j = 0; j &lt; cols; j++)</text:span><text:s/>{</text:p>
      <text:p text:style-name="Normal"><text:s text:c="12"/><text:span text:style-name="T90">R</text:span><text:span text:style-name="T91">esult[i][j] = matrix1[i][j] - matrix2[i][j]</text:span>;</text:p>
      <text:p text:style-name="Normal"><text:s text:c="8"/>}</text:p>
      <text:p text:style-name="Normal"><text:s text:c="4"/>}</text:p>
      <text:p text:style-name="Normal"><text:s text:c="4"/></text:p>
      <text:p text:style-name="Normal"><text:s text:c="4"/><text:span text:style-name="T92">R</text:span><text:span text:style-name="T93">eturn result</text:span>;</text:p>
      <text:p text:style-name="Normal">}</text:p>
      <text:p text:style-name="Normal"/>
      <text:p text:style-name="Normal">//<text:s/><text:span text:style-name="T94">Function to multiply two matrices</text:span></text:p>
      <text:p text:style-name="Normal"><text:span text:style-name="T95">V</text:span><text:span text:style-name="T96">ector&lt;vector&lt;int&gt;&gt; multiplyMatrices(vector&lt;vector&lt;int&gt;&gt;&amp; matrix1, vector&lt;vector&lt;int&gt;&gt;&amp; matrix2)</text:span><text:s/>{</text:p>
      <text:p text:style-name="Normal"><text:s text:c="4"/><text:span text:style-name="T97">I</text:span><text:span text:style-name="T98">nt rows1 = matrix1.size</text:span>();</text:p>
      <text:p text:style-name="Normal"><text:s text:c="4"/><text:span text:style-name="T99">I</text:span><text:span text:style-name="T100">nt cols1 = matrix1[0].size</text:span>();</text:p>
      <text:p text:style-name="Normal"><text:s text:c="4"/><text:span text:style-name="T101">I</text:span><text:span text:style-name="T102">nt rows2 = matrix2.size</text:span>();</text:p>
      <text:p text:style-name="Normal"><text:s text:c="4"/><text:span text:style-name="T103">I</text:span><text:span text:style-name="T104">nt cols2 = matrix2[0].size</text:span>();</text:p>
      <text:p text:style-name="Normal"><text:s text:c="4"/></text:p>
      <text:p text:style-name="Normal"><text:s text:c="4"/><text:span text:style-name="T105">V</text:span><text:span text:style-name="T106">ector&lt;vector&lt;int&gt;&gt; result(rows1, vector&lt;int&gt;(cols2))</text:span>;</text:p>
      <text:p text:style-name="Normal"><text:s text:c="4"/></text:p>
      <text:p text:style-name="Normal"><text:s text:c="4"/><text:span text:style-name="T107">I</text:span><text:span text:style-name="T108">f(cols1 != rows2)</text:span><text:s/>{</text:p>
      <text:p text:style-name="Normal"><text:s text:c="8"/><text:span text:style-name="T109">C</text:span><text:span text:style-name="T110">out &lt;&lt; "Error: The number of columns in the first matrix must be equal to the number of rows in the second matrix." &lt;&lt; endl</text:span>;</text:p>
      <text:p text:style-name="Normal"><text:s text:c="8"/><text:span text:style-name="T111">R</text:span><text:span text:style-name="T112">eturn result</text:span>;</text:p>
      <text:p text:style-name="Normal"><text:s text:c="4"/>}</text:p>
      <text:p text:style-name="Normal"><text:s text:c="4"/></text:p>
      <text:p text:style-name="Normal"><text:s text:c="4"/><text:span text:style-name="T113">F</text:span><text:span text:style-name="T114">or(int<text:s/></text:span><text:span text:style-name="T115">I</text:span><text:span text:style-name="T116"><text:s/>= 0;<text:s/></text:span><text:span text:style-name="T117">I</text:span><text:span text:style-name="T118"><text:s/>&lt; rows1;<text:s/></text:span><text:span text:style-name="T119">I</text:span><text:span text:style-name="T120">++)</text:span><text:s/>{</text:p>
      <text:p text:style-name="Normal"><text:s text:c="8"/><text:span text:style-name="T121">F</text:span><text:span text:style-name="T122">or(int j = 0; j &lt; cols2; j++)</text:span><text:s/>{</text:p>
      <text:p text:style-name="Normal"><text:s text:c="12"/><text:span text:style-name="T123">F</text:span><text:span text:style-name="T124">or(int k = 0; k &lt; cols1; k++)</text:span><text:s/>{</text:p>
      <text:p text:style-name="Normal"><text:s text:c="16"/><text:span text:style-name="T125">R</text:span><text:span text:style-name="T126">esult[i][j] += matrix1[i][k] * matrix2[k][j]</text:span>;</text:p>
      <text:p text:style-name="Normal"><text:s text:c="12"/>}</text:p>
      <text:p text:style-name="Normal"><text:s text:c="8"/>}</text:p>
      <text:p text:style-name="Normal"><text:s text:c="4"/>}</text:p>
      <text:p text:style-name="Normal"><text:s text:c="4"/></text:p>
      <text:p text:style-name="Normal"><text:s text:c="4"/><text:span text:style-name="T127">R</text:span><text:span text:style-name="T128">eturn result</text:span>;</text:p>
      <text:p text:style-name="Normal">}</text:p>
      <text:p text:style-name="Normal"/>
      <text:p text:style-name="Normal"><text:span text:style-name="T129">I</text:span><text:span text:style-name="T130">nt main</text:span>() {</text:p>
      <text:p text:style-name="Normal"><text:s text:c="4"/><text:span text:style-name="T131">I</text:span><text:span text:style-name="T132">nt rows, cols</text:span>;</text:p>
      <text:p text:style-name="Normal"><text:s text:c="4"/><text:span text:style-name="T133">C</text:span><text:span text:style-name="T134">out &lt;&lt; "Enter the number of rows</text:span>: ";</text:p>
      <text:p text:style-name="Normal"><text:s text:c="4"/><text:span text:style-name="T135">C</text:span><text:span text:style-name="T136">in &gt;&gt; rows</text:span>;</text:p>
      <text:p text:style-name="Normal"><text:s text:c="4"/><text:span text:style-name="T137">C</text:span><text:span text:style-name="T138">out &lt;&lt; "Enter the number of columns</text:span>: ";</text:p>
      <text:p text:style-name="Normal"><text:s text:c="4"/><text:span text:style-name="T139">C</text:span><text:span text:style-name="T140">in &gt;&gt; cols</text:span>;</text:p>
      <text:p text:style-name="Normal"><text:s text:c="4"/></text:p>
      <text:p text:style-name="Normal"><text:s text:c="4"/><text:span text:style-name="T141">V</text:span><text:span text:style-name="T142">ector&lt;vector&lt;int&gt;&gt; matrix1(rows, vector&lt;int&gt;(cols))</text:span>;</text:p>
      <text:p text:style-name="Normal"><text:s text:c="4"/><text:span text:style-name="T143">V</text:span><text:span text:style-name="T144">ector&lt;vector&lt;int&gt;&gt; matrix2(rows, vector&lt;int&gt;(cols))</text:span>;</text:p>
      <text:p text:style-name="Normal"><text:s text:c="4"/></text:p>
      <text:p text:style-name="Normal"><text:s text:c="4"/><text:span text:style-name="T145">C</text:span><text:span text:style-name="T146">out &lt;&lt; "Enter the elements of the first matrix:" &lt;&lt; endl</text:span>;</text:p>
      <text:p text:style-name="Normal"><text:s text:c="4"/><text:span text:style-name="T147">fillMatrix(matrix1)</text:span>;</text:p>
      <text:p text:style-name="Normal"><text:s text:c="4"/></text:p>
      <text:p text:style-name="Normal"><text:s text:c="4"/><text:span text:style-name="T148">cout &lt;&lt; "Enter the elements of the second matrix:" &lt;&lt; endl</text:span>;</text:p>
      <text:p text:style-name="Normal"><text:s text:c="4"/><text:span text:style-name="T149">fillMatrix(matrix2)</text:span>;</text:p>
      <text:p text:style-name="Normal"><text:s text:c="4"/></text:p>
      <text:p text:style-name="Normal"><text:s text:c="4"/><text:span text:style-name="T150">cout &lt;&lt; endl</text:span>;</text:p>
      <text:p text:style-name="Normal"><text:s text:c="4"/><text:span text:style-name="T151">printMatrix(matrix1)</text:span>;</text:p>
      <text:p text:style-name="Normal"><text:s text:c="4"/><text:span text:style-name="T152">cout &lt;&lt; endl</text:span>;</text:p>
      <text:p text:style-name="Normal"><text:s text:c="4"/><text:span text:style-name="T153">printMatrix(matrix2)</text:span>;</text:p>
      <text:p text:style-name="Normal"><text:s text:c="4"/><text:span text:style-name="T154">cout &lt;&lt; endl</text:span>;</text:p>
      <text:p text:style-name="Normal"><text:s text:c="4"/></text:p>
      <text:p text:style-name="Normal"><text:s text:c="4"/><text:span text:style-name="T155">vector&lt;vector&lt;int&gt;&gt; matrixSum = addMatrices(matrix1, matrix2)</text:span>;</text:p>
      <text:p text:style-name="Normal"><text:s text:c="4"/><text:span text:style-name="T156">cout &lt;&lt; "The sum of the matrices is:" &lt;&lt; endl</text:span>;</text:p>
      <text:p text:style-name="Normal"><text:s text:c="4"/><text:span text:style-name="T157">printMatrix(matrixSum)</text:span>;</text:p>
      <text:p text:style-name="Normal"><text:s text:c="4"/><text:span text:style-name="T158">cout &lt;&lt; endl</text:span>;</text:p>
      <text:p text:style-name="Normal"><text:s text:c="4"/></text:p>
      <text:p text:style-name="Normal"><text:s text:c="4"/><text:span text:style-name="T159">vector&lt;vector&lt;int&gt;&gt; matrixDifference = subtractMatrices(matrix1, matrix2)</text:span>;</text:p>
      <text:p text:style-name="Normal"><text:s text:c="4"/><text:span text:style-name="T160">cout &lt;&lt; "The difference of the matrices is:" &lt;&lt; endl</text:span>;</text:p>
      <text:p text:style-name="Normal"><text:s text:c="4"/><text:span text:style-name="T161">printMatrix(matrixDifference)</text:span>;</text:p>
      <text:p text:style-name="Normal"><text:s text:c="4"/><text:span text:style-name="T162">cout &lt;&lt; endl</text:span>;</text:p>
      <text:p text:style-name="Normal"><text:s text:c="4"/></text:p>
      <text:p text:style-name="Normal"><text:s text:c="4"/><text:span text:style-name="T163">vector&lt;vector&lt;int&gt;&gt; matrixProduct = multiplyMatrices(matrix1, matrix2)</text:span>;</text:p>
      <text:p text:style-name="Normal"><text:s text:c="4"/><text:span text:style-name="T164">cout &lt;&lt; "The product of the matrices is:" &lt;&lt; endl</text:span>;</text:p>
      <text:p text:style-name="Normal"><text:s text:c="4"/><text:span text:style-name="T165">printMatrix(matrixProduct)</text:span>;</text:p>
      <text:p text:style-name="Normal"><text:s text:c="4"/><text:span text:style-name="T166">cout &lt;&lt; endl</text:span>;</text:p>
      <text:p text:style-name="Normal"><text:s text:c="4"/></text:p>
      <text:p text:style-name="Normal"><text:s text:c="4"/><text:span text:style-name="T167">return 0</text:span>;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writing-mode="rl-tb"/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rl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aresehabelsayed88@gmail.com</meta:initial-creator>
    <dc:creator>faresehabelsayed88@gmail.com</dc:creator>
    <meta:creation-date>2023-05-13T21:01:00Z</meta:creation-date>
    <dc:date>2023-05-13T21:01:00Z</dc:date>
    <meta:template xlink:href="Normal.dotm" xlink:type="simple"/>
    <meta:editing-cycles>3</meta:editing-cycles>
    <meta:editing-duration>PT60S</meta:editing-duration>
    <meta:document-statistic meta:page-count="1" meta:paragraph-count="7" meta:word-count="529" meta:character-count="3538" meta:row-count="25" meta:non-whitespace-character-count="3016"/>
  </office:meta>
</office:document-meta>
</file>